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text-properties style:font-name="Calibri1" fo:font-style="normal" officeooo:rsid="001203c9" officeooo:paragraph-rsid="001a4245" style:font-style-asian="normal" style:font-style-complex="normal"/>
    </style:style>
    <style:style style:name="P3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4" style:family="paragraph" style:parent-style-name="Text_20_body">
      <style:text-properties fo:font-style="normal" fo:font-weight="normal" officeooo:paragraph-rsid="001a4245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weight="normal" officeooo:paragraph-rsid="001a4245" style:font-weight-asian="normal" style:font-weight-complex="normal"/>
    </style:style>
    <style:style style:name="P6" style:family="paragraph" style:parent-style-name="Title" style:master-page-name="Standard">
      <style:paragraph-properties style:page-number="auto"/>
    </style:style>
    <style:style style:name="T1" style:family="text">
      <style:text-properties fo:language="de" fo:country="DE" fo:font-weight="normal" style:font-weight-asian="normal" style:font-weight-complex="normal"/>
    </style:style>
    <style:style style:name="T2" style:family="text">
      <style:text-properties fo:language="de" fo:country="DE" fo:font-weight="normal" officeooo:rsid="001a4245" style:font-weight-asian="normal" style:font-weight-complex="normal"/>
    </style:style>
    <style:style style:name="T3" style:family="text">
      <style:text-properties fo:language="en" fo:country="US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ine erste Architektur</text:p>
      <text:h text:style-name="Heading_20_1" text:outline-level="1"><text:bookmark-start text:name="__RefHeading__140_79155634"/>Projektarchitektur<text:bookmark-end text:name="__RefHeading__140_79155634"/></text:h>
      <text:p text:style-name="P4">Das Projekt ist in drei Module aufgeteilt, diese sind das Core-, Android- und Desktop-Modul.</text:p>
      <text:h text:style-name="Heading_20_2" text:outline-level="2"><text:bookmark-start text:name="__RefHeading__142_79155634"/>Core-Modul<text:bookmark-end text:name="__RefHeading__142_79155634"/></text:h>
      <text:p text:style-name="P5">Das Core-Modul beinhaltet die Funktionalität des Spiels.</text:p>
      <text:h text:style-name="Heading_20_2" text:outline-level="2">Android-Modul</text:h>
      <text:p text:style-name="P5">Das Android-Modul beinhaltet die Activity welche das Spiel auf der DalvikVM des Android-Smartphones startet.<text:line-break/>In diesem Modul werden auch alle Assets (Sprites, Sounds, Fonts) verwaltet.</text:p>
      <text:h text:style-name="Heading_20_2" text:outline-level="2">Desktop-Modul</text:h>
      <text:p text:style-name="P5">Das Desktop-Modul beinhaltet die Klasse welche das Spiel auf der JVM der lokalen Maschine startet.</text:p>
      <text:h text:style-name="Heading_20_1" text:outline-level="1">Plattform</text:h>
      <text:p text:style-name="P5">Das Spiel läuft auf einer Java Virtual Maschine, namentlich sind dies die JVM und die DalvikVM.<text:line-break/>Diese sind auf Android und Desktop Geräten vorhanden.</text:p>
      <text:h text:style-name="Heading_20_1" text:outline-level="1">Framework</text:h>
      <text:p text:style-name="P2"><text:span text:style-name="T1">Für die Entwicklung der Applikation wir die OpenGL </text:span><text:span text:style-name="T2">L</text:span><text:span text:style-name="T1">ibrary lib</text:span><text:span text:style-name="T2">GDX</text:span><text:span text:style-name="T1"> verwendet. Diese kapselt die OpenGL Funktionen in einfache Java Methoden. Diese ermöglicht ein Testen der Applikation auf dem Desktop ohne Emulation eines Android-Smartphones. Libgdx ermöglicht die Programmierung von Multipla</text:span><text:span text:style-name="T2">t</text:span><text:span text:style-name="T1">tformspiele. Für die Portierung auf Android benötigen das Android </text:span><text:span text:style-name="T3">Developer Toolk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12</meta:editing-cycles>
    <meta:creation-date>2012-09-24T08:02:00</meta:creation-date>
    <dc:date>2012-10-23T10:06:36.04</dc:date>
    <meta:editing-duration>PT3M45S</meta:editing-duration>
    <meta:generator>LibreOffice/3.6$Windows_x86 LibreOffice_project/e29a214-2bbed72-0621de6-a97528c-8f066d</meta:generator>
    <meta:document-statistic meta:table-count="1" meta:image-count="0" meta:object-count="0" meta:page-count="1" meta:paragraph-count="18" meta:word-count="162" meta:character-count="1198" meta:non-whitespace-character-count="1049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